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6.6931in" style:rel-column-width="65535*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in" fo:border="0.5pt solid #d9d9d9"/>
    </style:style>
    <style:style style:name="P1" style:family="paragraph" style:parent-style-name="Standard">
      <style:paragraph-properties fo:keep-with-next="always"/>
    </style:style>
    <style:style style:name="P2" style:family="paragraph" style:parent-style-name="Standard">
      <style:paragraph-properties fo:margin-top="0.0783in" fo:margin-bottom="0.0783in" style:contextual-spacing="true" fo:keep-with-next="alway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office:value-type="string">
            <text:p text:style-name="Standard"/>
          </table:table-cell>
        </table:table-row>
      </table:table>
      <text:p text:style-name="P1"><text:soft-page-break/>Keep-with-next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>a<text:line-break/>a </text:p>
          </table:table-cell>
        </table:table-row>
        <table:table-row>
          <table:table-cell table:style-name="Table3.A1" office:value-type="string">
            <text:p text:style-name="P2">a 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text:line-break/>a 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 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text:line-break/>a 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text:line-break/>a 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 </text:p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ext:soft-page-break/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.0783in" style:contextual-spacing="false" fo:orphans="2" fo:widows="2" style:writing-mode="lr-tb"/>
      <style:text-properties fo:color="#000000" loext:opacity="100%" style:font-name="Carlito" fo:font-family="Carlito" style:font-family-generic="swiss" style:font-pitch="variable" fo:font-size="10.5pt" fo:language="en" fo:country="AU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6.6931in" style:rel-column-width="65535*"/>
    </style:style>
    <style:style style:name="MP1" style:family="paragraph" style:parent-style-name="Standard">
      <style:text-properties fo:font-size="1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able:table table:name="Table1" table:style-name="Table1">
          <table:table-column table:style-name="Table1.A"/>
          <table:table-row>
            <table:table-cell office:value-type="string">
              <text:p text:style-name="Standard">a<text:line-break/> a</text:p>
            </table:table-cell>
          </table:table-row>
        </table:table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 xmlns:fo="urn:oasis:names:tc:opendocument:xmlns:xsl-fo-compatible:1.0" xmlns:config="urn:oasis:names:tc:opendocument:xmlns:config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xhtml="http://www.w3.org/1999/xhtml" xmlns:css3t="http://www.w3.org/TR/css3-text/" xmlns:officeooo="http://openoffice.org/2009/office">
    <meta:generator>LibreOfficeDev/26.2.0.0.alpha0$Windows_X86_64 LibreOffice_project/ae04de22d987dab423ae27c3fdde98163f0b7b67</meta:generator>
    <meta:document-statistic meta:table-count="3" meta:image-count="0" meta:object-count="0" meta:page-count="3" meta:paragraph-count="64" meta:word-count="69" meta:character-count="95" meta:non-whitespace-character-count="82"/>
  </office:meta>
</office:document-meta>
</file>